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table:number-columns-repeated="2"/>
        </table:table-row>
        <table:table-row table:style-name="ro1">
          <table:table-cell table:number-columns-repeated="3"/>
          <table:table-cell>
            <draw:frame table:end-cell-address="Sheet1.K24" table:end-x="2.232cm" table:end-y="0.426cm" draw:z-index="0" draw:style-name="gr1" svg:width="18.009cm" svg:height="10.36cm" svg:x="0.029cm" svg:y="0.001cm">
              <draw:object draw:notify-on-update-of-ranges="Sheet1.A1:Sheet1.B30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1">
            <text:p>61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7">
            <text:p>45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6">
            <text:p>42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1">
            <text:p>54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5">
            <text:p>51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1">
            <text:p>32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0">
            <text:p>36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78">
            <text:p>47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54">
            <text:p>45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1">
            <text:p>28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35">
            <text:p>43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1">
            <text:p>31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9">
            <text:p>33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87">
            <text:p>28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61">
            <text:p>36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05">
            <text:p>30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67">
            <text:p>26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06">
            <text:p>30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80">
            <text:p>28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16">
            <text:p>21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9">
            <text:p>17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8">
            <text:p>1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67">
            <text:p>6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8">28/03/2008</text:date>, <text:time>15:3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03-22T19:16:53</meta:creation-date>
    <dc:date>2008-03-28T15:34:18</dc:date>
    <dc:language>en-CA</dc:language>
    <meta:editing-cycles>4</meta:editing-cycles>
    <meta:editing-duration>PT13H59M9S</meta:editing-duration>
    <meta:user-defined meta:name="Info 1"/>
    <meta:user-defined meta:name="Info 2"/>
    <meta:user-defined meta:name="Info 3"/>
    <meta:user-defined meta:name="Info 4"/>
    <meta:document-statistic meta:table-count="3" meta:cell-count="2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2000007629395pt" style:font-family-asian="Arial" style:font-family-generic-asian="system" style:font-pitch-asian="variable" style:font-size-asian="19.2000007629395pt" style:font-family-complex="Arial" style:font-family-generic-complex="system" style:font-pitch-complex="variable" style:font-size-complex="19.2000007629395pt"/>
    </style:style>
    <style:style style:name="ch3" style:family="chart">
      <style:chart-properties chart:japanese-candle-stick="false" chart:three-dimensional="false" chart:deep="false" chart:lines="true" chart:interpolation="cubic-spline" chart:symbol-type="automatic" chart:vertical="false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000003814697pt" style:font-family-asian="Arial" style:font-family-generic-asian="system" style:font-pitch-asian="variable" style:font-size-asian="10.1000003814697pt" style:font-family-complex="Arial" style:font-family-generic-complex="system" style:font-pitch-complex="variable" style:font-size-complex="10.1000003814697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3.3000001907349pt" style:font-family-asian="Arial" style:font-family-generic-asian="system" style:font-pitch-asian="variable" style:font-size-asian="13.3000001907349pt" style:font-family-complex="Arial" style:font-family-generic-complex="system" style:font-pitch-complex="variable" style:font-size-complex="13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000003814697pt" style:font-family-asian="Arial" style:font-family-generic-asian="system" style:font-pitch-asian="variable" style:font-size-asian="10.1000003814697pt" style:font-family-complex="Arial" style:font-family-generic-complex="system" style:font-pitch-complex="variable" style:font-size-complex="10.1000003814697pt"/>
    </style:style>
    <style:style style:name="ch7" style:family="chart">
      <style:graphic-properties svg:stroke-color="#c0c0c0"/>
    </style:style>
    <style:style style:name="ch8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0000" draw:fill-color="#800080"/>
      <style:text-properties fo:font-family="Arial" style:font-family-generic="swiss" style:font-pitch="variable" fo:font-size="8.60000038146973pt" style:font-family-asian="Arial" style:font-family-generic-asian="system" style:font-pitch-asian="variable" style:font-size-asian="8.60000038146973pt" style:font-family-complex="Arial" style:font-family-generic-complex="system" style:font-pitch-complex="variable" style:font-size-complex="8.60000038146973pt"/>
    </style:style>
    <style:style style:name="ch9" style:family="chart">
      <style:graphic-properties draw:stroke="none" svg:stroke-color="#008000" draw:fill="solid" draw:fill-color="#ffffff" draw:opacity="50%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8.01cm" svg:height="10.361cm" chart:class="chart:scatter" chart:style-name="ch1">
        <chart:title svg:x="5.66cm" svg:y="0.204cm" chart:style-name="ch2">
          <text:p>Unfiltered Piezo Strike</text:p>
        </chart:title>
        <chart:plot-area chart:style-name="ch3" table:cell-range-address="Sheet1.$A$1:.$B$307" chart:table-number-list="0" svg:x="0.284cm" svg:y="1.288cm" svg:width="17.293cm" svg:height="8.768cm">
          <chart:axis chart:dimension="x" chart:name="primary-x" chart:style-name="ch4">
            <chart:title svg:x="8.318cm" svg:y="9.519cm" chart:style-name="ch5">
              <text:p>Time (ms)</text:p>
            </chart:title>
            <chart:categories table:cell-range-address="local-table.A2:.A308"/>
          </chart:axis>
          <chart:axis chart:dimension="y" chart:name="primary-y" chart:style-name="ch6">
            <chart:grid chart:style-name="ch7" chart:class="major"/>
          </chart:axis>
          <chart:series chart:style-name="ch8">
            <chart:domain/>
            <chart:data-point chart:repeated="30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">
                <text:p>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2">
                <text:p>2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3">
                <text:p>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4">
                <text:p>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4">
                <text:p>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8">
                <text:p>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8">
                <text:p>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9">
                <text:p>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10">
                <text:p>1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11">
                <text:p>1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13">
                <text:p>1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14">
                <text:p>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17">
                <text:p>1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17">
                <text:p>1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8">
                <text:p>1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19">
                <text:p>1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20">
                <text:p>2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25">
                <text:p>2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25">
                <text:p>2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26">
                <text:p>2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27">
                <text:p>2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28">
                <text:p>2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32">
                <text:p>3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33">
                <text:p>3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34">
                <text:p>3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35">
                <text:p>3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36">
                <text:p>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41">
                <text:p>4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42">
                <text:p>4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43">
                <text:p>4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43">
                <text:p>4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48">
                <text:p>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49">
                <text:p>4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50">
                <text:p>5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51">
                <text:p>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51">
                <text:p>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56">
                <text:p>5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57">
                <text:p>5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58">
                <text:p>5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59">
                <text:p>5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60">
                <text:p>6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64">
                <text:p>6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65">
                <text:p>6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66">
                <text:p>6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67">
                <text:p>6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68">
                <text:p>6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72">
                <text:p>7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73">
                <text:p>7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73">
                <text:p>7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74">
                <text:p>7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79">
                <text:p>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80">
                <text:p>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81">
                <text:p>8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82">
                <text:p>8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87">
                <text:p>8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88">
                <text:p>8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89">
                <text:p>8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90">
                <text:p>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91">
                <text:p>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96">
                <text:p>9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98">
                <text:p>9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99">
                <text:p>9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104">
                <text:p>10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105">
                <text:p>10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106">
                <text:p>10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107">
                <text:p>1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112">
                <text:p>11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113">
                <text:p>1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114">
                <text:p>1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120">
                <text:p>1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121">
                <text:p>12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126">
                <text:p>1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128">
                <text:p>12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129">
                <text:p>12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134">
                <text:p>1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136">
                <text:p>13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143">
                <text:p>14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144">
                <text:p>14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145">
                <text:p>1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151">
                <text:p>1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152">
                <text:p>15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153">
                <text:p>15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158">
                <text:p>15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159">
                <text:p>1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160">
                <text:p>1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166">
                <text:p>1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167">
                <text:p>1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168">
                <text:p>1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174">
                <text:p>1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175">
                <text:p>1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181">
                <text:p>1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182">
                <text:p>1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190">
                <text:p>1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191">
                <text:p>1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198">
                <text:p>19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199">
                <text:p>19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206">
                <text:p>2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